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0BA00000020CC33221A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47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3deb3d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-color="#eb613d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0047ff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cm" fo:min-width="2.566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9999ff" draw:opacity="80%" draw:textarea-horizontal-align="justify" draw:textarea-vertical-align="middle" draw:auto-grow-height="false" fo:min-height="0cm" fo:min-width="0cm" fo:wrap-option="no-wrap" draw:shadow="hidden" draw:shadow-opacity="8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cm" svg:height="1cm" svg:x="3.4cm" svg:y="13.3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2" draw:text-style-name="P1" draw:id="id2" draw:layer="layout" svg:width="4.5cm" svg:height="2.5cm" svg:x="10.9cm" svg:y="9.028cm">
            <text:p text:style-name="P1">OpenVAS</text:p>
            <text:p text:style-name="P1">Scanner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1" draw:id="id8" draw:layer="layout" svg:width="4.5cm" svg:height="2.5cm" svg:x="21.9cm" svg:y="9.028cm">
            <text:p text:style-name="P1">OpenVAS</text:p>
            <text:p text:style-name="P1">Administrator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1" draw:id="id1" draw:layer="layout" svg:width="4.5cm" svg:height="2.5cm" svg:x="16.4cm" svg:y="9.028cm">
            <text:p text:style-name="P1">OpenVAS</text:p>
            <text:p text:style-name="P1">Manager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1" draw:layer="layout" svg:x1="16.4cm" svg:y1="10.278cm" svg:x2="15.4cm" svg:y2="10.278cm" draw:start-shape="id1" draw:start-glue-point="5" draw:end-shape="id2" draw:end-glue-point="7" svg:d="m16400 10278h-1000">
            <text:p/>
          </draw:connector>
          <draw:custom-shape draw:style-name="gr4" draw:text-style-name="P1" draw:id="id3" draw:layer="layout" svg:width="4.5cm" svg:height="2.5cm" svg:x="10.9cm" svg:y="13.528cm">
            <text:p text:style-name="P1">NVT's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3" draw:text-style-name="P1" draw:layer="layout" svg:x1="13.15cm" svg:y1="13.528cm" svg:x2="13.15cm" svg:y2="11.528cm" draw:start-shape="id3" draw:start-glue-point="4" draw:end-shape="id2" draw:end-glue-point="6" svg:d="m13150 13528v-2000">
            <text:p/>
          </draw:connector>
          <draw:connector draw:style-name="gr5" draw:text-style-name="P1" draw:layer="layout" svg:x1="21.15cm" svg:y1="13.528cm" svg:x2="18.65cm" svg:y2="11.528cm" draw:start-shape="id4" draw:start-glue-point="5" draw:end-shape="id1" draw:end-glue-point="6" svg:d="m21150 13528v-849h-2500v-1151">
            <text:p/>
          </draw:connector>
          <draw:connector draw:style-name="gr3" draw:text-style-name="P1" draw:layer="layout" svg:x1="18.65cm" svg:y1="6.028cm" svg:x2="18.65cm" svg:y2="9.028cm" draw:start-shape="id5" draw:start-glue-point="6" draw:end-shape="id1" draw:end-glue-point="4" svg:d="m18650 6028v3000">
            <text:p/>
          </draw:connector>
          <draw:connector draw:style-name="gr3" draw:text-style-name="P1" draw:layer="layout" svg:x1="24.15cm" svg:y1="6.028cm" svg:x2="18.65cm" svg:y2="9.028cm" draw:start-shape="id6" draw:start-glue-point="6" draw:end-shape="id1" draw:end-glue-point="4" svg:d="m24150 6028v1651h-5500v1349">
            <text:p/>
          </draw:connector>
          <draw:connector draw:style-name="gr3" draw:text-style-name="P1" draw:layer="layout" svg:x1="13.05cm" svg:y1="6.028cm" svg:x2="18.65cm" svg:y2="9.028cm" draw:start-shape="id7" draw:start-glue-point="6" draw:end-shape="id1" draw:end-glue-point="4" svg:d="m13050 6028v1651h5600v1349">
            <text:p/>
          </draw:connector>
          <draw:custom-shape draw:style-name="gr4" draw:text-style-name="P1" draw:id="id4" draw:layer="layout" svg:width="4.5cm" svg:height="2.5cm" svg:x="18.9cm" svg:y="13.528cm">
            <text:p text:style-name="P1">Results,</text:p>
            <text:p text:style-name="P1">Configs</text:p>
            <draw:enhanced-geometry svg:viewBox="0 0 88 21600" draw:mirror-horizontal="false" draw:mirror-vertical="false" draw:glue-points="44 ?f6 44 0 0 10800 44 21600 88 10800" draw:text-areas="0 ?f6 88 ?f3" draw:type="can" draw:modifiers="4205.9976009596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3" draw:text-style-name="P1" draw:layer="layout" svg:x1="24.15cm" svg:y1="11.528cm" svg:x2="21.15cm" svg:y2="13.528cm" draw:start-shape="id8" draw:start-glue-point="6" draw:end-shape="id4" draw:end-glue-point="5" svg:d="m24150 11528v1151h-3000v849">
            <text:p/>
          </draw:connector>
          <draw:connector draw:style-name="gr3" draw:text-style-name="P1" draw:layer="layout" svg:x1="24.15cm" svg:y1="6.028cm" svg:x2="24.15cm" svg:y2="9.028cm" draw:start-shape="id6" draw:start-glue-point="6" draw:end-shape="id8" draw:end-glue-point="4" svg:d="m24150 6028v3000">
            <text:p/>
          </draw:connector>
          <draw:custom-shape draw:style-name="gr6" draw:text-style-name="P1" draw:id="id7" draw:layer="layout" svg:width="4.5cm" svg:height="2.5cm" svg:x="10.8cm" svg:y="3.528cm">
            <text:p text:style-name="P1">OpenVAS</text:p>
            <text:p text:style-name="P1">CLI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1" draw:id="id6" draw:layer="layout" svg:width="4.5cm" svg:height="2.5cm" svg:x="21.9cm" svg:y="3.528cm">
            <text:p text:style-name="P1">Greenbone</text:p>
            <text:p text:style-name="P1">Security</text:p>
            <text:p text:style-name="P1">Desktop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1" draw:id="id5" draw:layer="layout" svg:width="4.5cm" svg:height="2.5cm" svg:x="16.4cm" svg:y="3.528cm">
            <text:p text:style-name="P1">Greenbone</text:p>
            <text:p text:style-name="P1">Security</text:p>
            <text:p text:style-name="P1">Assistant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7" draw:text-style-name="P1" draw:layer="layout" svg:width="5cm" svg:height="1cm" svg:x="3.4cm" svg:y="12.4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7" draw:text-style-name="P1" draw:layer="layout" svg:width="5cm" svg:height="1cm" svg:x="3.4cm" svg:y="11.5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8" draw:text-style-name="P1" draw:layer="layout" svg:width="5cm" svg:height="1cm" svg:x="3.4cm" svg:y="10.6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7" draw:text-style-name="P1" draw:layer="layout" svg:width="5cm" svg:height="1cm" svg:x="3.4cm" svg:y="9.7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8" draw:text-style-name="P1" draw:layer="layout" svg:width="5cm" svg:height="1cm" svg:x="3.4cm" svg:y="8.8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9" draw:text-style-name="P1" draw:layer="layout" svg:width="5cm" svg:height="1cm" svg:x="3.4cm" svg:y="7.9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7" draw:text-style-name="P1" draw:layer="layout" svg:width="5cm" svg:height="1cm" svg:x="3.4cm" svg:y="7.0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0" draw:text-style-name="P1" draw:id="id9" draw:layer="layout" svg:width="0.5cm" svg:height="8.5cm" svg:x="8.9cm" svg:y="6.028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onnector draw:style-name="gr3" draw:text-style-name="P1" draw:layer="layout" svg:x1="10.9cm" svg:y1="10.278cm" svg:x2="9.4cm" svg:y2="10.278cm" draw:start-shape="id2" draw:start-glue-point="5" draw:end-shape="id9" draw:end-glue-point="6" svg:d="m10900 10278h-1500">
            <text:p/>
          </draw:connector>
          <draw:frame draw:style-name="gr11" draw:layer="layout" svg:width="4.274cm" svg:height="0.962cm" svg:x="4.026cm" svg:y="5.766cm">
            <draw:text-box>
              <text:p>Scan Targets</text:p>
            </draw:text-box>
          </draw:frame>
          <draw:frame draw:style-name="gr12" draw:text-style-name="P1" draw:layer="layout" svg:width="6.561cm" svg:height="1.128cm" svg:x="3.3cm" svg:y="3.6cm">
            <draw:image xlink:href="Pictures/20000002000000BA00000020CC33221A.eps" xlink:type="simple" xlink:show="embed" xlink:actuate="onLoad">
              <text:p/>
            </draw:image>
          </draw:frame>
          <draw:frame draw:style-name="gr13" draw:layer="layout" svg:width="2.437cm" svg:height="0.962cm" draw:transform="rotate (-1.57079632679579) translate (28.162cm 3.5cm)">
            <draw:text-box>
              <text:p>Clients</text:p>
            </draw:text-box>
          </draw:frame>
          <draw:custom-shape draw:style-name="gr10" draw:text-style-name="P1" draw:layer="layout" svg:width="0.5cm" svg:height="2.5cm" svg:x="26.8cm" svg:y="3.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3" draw:layer="layout" svg:width="1.84cm" svg:height="0.962cm" draw:transform="rotate (-1.57079632679579) translate (28.162cm 13.801cm)">
            <draw:text-box>
              <text:p>Data</text:p>
            </draw:text-box>
          </draw:frame>
          <draw:custom-shape draw:style-name="gr10" draw:text-style-name="P1" draw:layer="layout" svg:width="0.5cm" svg:height="2.5cm" svg:x="26.8cm" svg:y="13.5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3" draw:layer="layout" svg:width="2.932cm" svg:height="0.962cm" draw:transform="rotate (-1.57079632679579) translate (28.162cm 8.901cm)">
            <draw:text-box>
              <text:p>Services</text:p>
            </draw:text-box>
          </draw:frame>
          <draw:custom-shape draw:style-name="gr10" draw:text-style-name="P1" draw:layer="layout" svg:width="0.5cm" svg:height="2.5cm" svg:x="26.8cm" svg:y="9.1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custom-shape draw:style-name="gr14" draw:text-style-name="P1" draw:layer="layout" svg:width="5.5cm" svg:height="3cm" svg:x="14.6cm" svg:y="13.5cm">
          <text:p text:style-name="P1">OpenVAS</text:p>
          <text:p text:style-name="P1">Transfer Protocol</text:p>
          <text:p text:style-name="P1">(OTP)</text:p>
          <draw:enhanced-geometry svg:viewBox="0 0 21600 21600" draw:text-areas="800 800 20800 20800" draw:type="round-rectangular-callout" draw:modifiers="5505.03544810035 -22535.68810396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7cm" svg:height="3cm" svg:x="10cm" svg:y="5.6cm">
          <text:p text:style-name="P1">OpenVAS</text:p>
          <text:p text:style-name="P1">Management Protocol</text:p>
          <text:p text:style-name="P1">(OMP)</text:p>
          <draw:enhanced-geometry svg:viewBox="0 0 21600 21600" draw:text-areas="800 800 20800 20800" draw:type="round-rectangular-callout" draw:modifiers="26409.9414369376 19685.43818727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7cm" svg:height="3cm" svg:x="16cm" svg:y="1.5cm">
          <text:p text:style-name="P1">OpenVAS</text:p>
          <text:p text:style-name="P1">Administration Protocol</text:p>
          <text:p text:style-name="P1">(OAP)</text:p>
          <draw:enhanced-geometry svg:viewBox="0 0 21600 21600" draw:text-areas="800 800 20800 20800" draw:type="round-rectangular-callout" draw:modifiers="24564.9478645908 47849.65011662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gner Jan-Oliver</meta:initial-creator>
    <meta:creation-date>2010-11-26T18:39:17</meta:creation-date>
    <dc:date>2011-02-07T21:57:06</dc:date>
    <dc:creator>Wagner Jan-Oliver</dc:creator>
    <meta:editing-duration>PT03H03M46S</meta:editing-duration>
    <meta:editing-cycles>12</meta:editing-cycles>
    <meta:generator>OpenOffice.org/3.2$Linux OpenOffice.org_project/320m18$Build-9502</meta:generator>
    <meta:document-statistic meta:object-count="38"/>
  </office:meta>
</office:document-meta>
</file>